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08">
      <style:table-cell-properties fo:background-color="#ffff00"/>
    </style:style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997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</text:p>
            <text:p>2.0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 table:number-columns-repeated="100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table:number-columns-repeated="4"/>
          <table:table-cell table:number-columns-repeated="997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5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0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/>
          <table:table-cell table:style-name="ce10"/>
          <table:table-cell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5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4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geomean of average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1.00085453361375" calcext:value-type="float">
            <text:p>1.0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number-columns-repeated="997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asurements done on 2021-07-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9"/>
        </table:table-row>
        <table:table-row table:style-name="ro2" table:number-rows-repeated="1048544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1.483cm" fo:margin-right="1.305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0-10-12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7">00.00.0000</text:date>, <text:time style:data-style-name="N2" text:time-value="21:43:14.066571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7-07T22:11:09.286867876</dc:date>
    <dc:creator>Rochus Keller</dc:creator>
    <meta:editing-duration>PT5H54M5S</meta:editing-duration>
    <meta:editing-cycles>126</meta:editing-cycles>
    <meta:generator>LibreOffice/4.2.8.2$Linux_x86 LibreOffice_project/420m0$Build-2</meta:generator>
    <meta:document-statistic meta:table-count="1" meta:cell-count="184" meta:object-count="0"/>
  </office:meta>
</office:document-meta>
</file>